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style:font-name="Times New Roman" officeooo:rsid="000e8de6" officeooo:paragraph-rsid="000e8de6"/>
    </style:style>
    <style:style style:name="P2"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style:font-name="Times New Roman" officeooo:rsid="000e8de6" officeooo:paragraph-rsid="000e8d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dependence - 1 Peter 4:12-19</text:p>
      <text:p text:style-name="P2">This is not a popular teaching in churches across America this morning. In fact, it is not a popular teaching in most churches anytime across this country. We as Americans pride ourselves on freedom, liberty, our republic, our reputation. We as Americans do not pride ourselves in suffering. A lot of believers across this planet of ours suffer for Christ, while even our poor live in relative prosperity when compared to other nations.</text:p>
      <text:p text:style-name="P2">Persecution is something else we as Americans do not have to put up with as much. Yes, most of the world says they hate America and Americans, but it is like people who hate the prom queen simply because they cannot be her. I am not saying this to gloat but to warn, our pride in this country is our biggest downfall in our society. Suffering is a part of being a Christian. I am not talking about self imposed suffering but suffering is a part of a Christians make up. If you are living for Christ anywhere in the world you will suffer.</text:p>
      <text:p text:style-name="P2">The extent of our suffering as Christians here is relatively mild. We face backlash from corporations or stern warnings from our jobs, but most cannot fire us over our religion simply because our laws will not allow this. Other parts of the world people are being blacklisted, beaten and murdered because of their faith in Christ. We are told that one day we will have to suffer as well. Being Christian is like being a black sheep now a days in society, and one day our laws will not protect us.</text:p>
      <text:p text:style-name="P2">I say this as a warning, do not get to comfortable. Remember we are not of this world, we are to be in the world but not of it. Since we are not of the world we will suffer. We will be persecuted, some will even be killed because of their faith. Do not fear, however, because to be absent of the body is to be present with the Lord. Our lives are all but forfeit when it comes to the cross. It is not us who live but Christ who lives in us that we are do to the bidding for.</text:p>
      <text:p text:style-name="P2">Remember this week as we celebrate our independence as a nation. Remember to thank God that we live in a country where we can freely go worship God, and we can freely talk about the grace of <text:soft-page-break/>Christ. This week just be thankful that we have yet another day to call Jesus our Lord and that we are one day closer to being with Him in heave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2T21:00:16.788918798</meta:creation-date>
    <dc:title>Default</dc:title>
    <meta:editing-duration>PT20M10S</meta:editing-duration>
    <meta:editing-cycles>2</meta:editing-cycles>
    <meta:generator>LibreOffice/7.3.3.2$Linux_X86_64 LibreOffice_project/30$Build-2</meta:generator>
    <dc:date>2022-07-02T21:20:26.593067335</dc:date>
    <meta:document-statistic meta:table-count="0" meta:image-count="0" meta:object-count="0" meta:page-count="2" meta:paragraph-count="6" meta:word-count="442" meta:character-count="2311" meta:non-whitespace-character-count="1874"/>
    <meta:template xlink:type="simple" xlink:actuate="onRequest" xlink:title="Default" xlink:href="../../../../../../../home/pastorczo13/Templates/Default.ott" meta:date="2022-07-02T21:00:16.151329901"/>
  </office:meta>
</office:document-meta>
</file>